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L:M = 5:5</text:p>
          </table:table-cell>
          <table:table-cell table:style-name="ce1" office:value-type="string" calcext:value-type="string">
            <text:p>64 Instances, 4 Folds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OPTICS: AO</text:p>
          </table:table-cell>
          <table:table-cell table:number-columns-repeated="8"/>
          <table:table-cell table:style-name="ce1" office:value-type="string" calcext:value-type="string">
            <text:p>OPTICS: Normal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ISOCHROMATIC HOR vs. VER</text:p>
          </table:table-cell>
          <table:table-cell table:number-columns-repeated="8"/>
          <table:table-cell table:style-name="ce1"/>
          <table:table-cell table:number-columns-repeated="7"/>
        </table:table-row>
        <table:table-row table:style-name="ro1">
          <table:table-cell table:style-name="Default"/>
          <table:table-cell table:style-name="ce1" office:value-type="float" office:value="5" calcext:value-type="float">
            <text:p>5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.5" calcext:value-type="float">
            <text:p>27.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2.5" calcext:value-type="float">
            <text:p>42.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.5" calcext:value-type="float">
            <text:p>27.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2.5" calcext:value-type="float">
            <text:p>42.5</text:p>
          </table:table-cell>
          <table:table-cell table:style-name="ce1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54.6875" calcext:value-type="float">
            <text:p>54.6875</text:p>
          </table:table-cell>
          <table:table-cell office:value-type="float" office:value="50" calcext:value-type="float">
            <text:p>50</text:p>
          </table:table-cell>
          <table:table-cell office:value-type="float" office:value="53.125" calcext:value-type="float">
            <text:p>53.125</text:p>
          </table:table-cell>
          <table:table-cell office:value-type="float" office:value="56.25" calcext:value-type="float">
            <text:p>56.25</text:p>
          </table:table-cell>
          <table:table-cell office:value-type="float" office:value="65.625" calcext:value-type="float">
            <text:p>65.625</text:p>
          </table:table-cell>
          <table:table-cell office:value-type="float" office:value="51.5625" calcext:value-type="float">
            <text:p>51.5625</text:p>
          </table:table-cell>
          <table:table-cell office:value-type="float" office:value="59.375" calcext:value-type="float">
            <text:p>59.375</text:p>
          </table:table-cell>
          <table:table-cell table:number-columns-repeated="2"/>
          <table:table-cell office:value-type="float" office:value="46.875" calcext:value-type="float">
            <text:p>46.875</text:p>
          </table:table-cell>
          <table:table-cell office:value-type="float" office:value="53.125" calcext:value-type="float">
            <text:p>53.125</text:p>
          </table:table-cell>
          <table:table-cell office:value-type="float" office:value="60.9375" calcext:value-type="float">
            <text:p>60.9375</text:p>
          </table:table-cell>
          <table:table-cell office:value-type="float" office:value="51.5625" calcext:value-type="float">
            <text:p>51.5625</text:p>
          </table:table-cell>
          <table:table-cell office:value-type="float" office:value="53.125" calcext:value-type="float">
            <text:p>53.125</text:p>
          </table:table-cell>
          <table:table-cell office:value-type="float" office:value="54.6875" calcext:value-type="float">
            <text:p>54.6875</text:p>
          </table:table-cell>
          <table:table-cell office:value-type="float" office:value="45.3125" calcext:value-type="float">
            <text:p>45.3125</text:p>
          </table:table-cell>
          <table:table-cell/>
        </table:table-row>
        <table:table-row table:style-name="ro1">
          <table:table-cell office:value-type="float" office:value="0.0108" calcext:value-type="float">
            <text:p>0.0108</text:p>
          </table:table-cell>
          <table:table-cell office:value-type="float" office:value="90.625" calcext:value-type="float">
            <text:p>90.625</text:p>
          </table:table-cell>
          <table:table-cell office:value-type="float" office:value="89.0625" calcext:value-type="float">
            <text:p>89.0625</text:p>
          </table:table-cell>
          <table:table-cell office:value-type="float" office:value="79.6875" calcext:value-type="float">
            <text:p>79.6875</text:p>
          </table:table-cell>
          <table:table-cell office:value-type="float" office:value="89.0625" calcext:value-type="float">
            <text:p>89.0625</text:p>
          </table:table-cell>
          <table:table-cell office:value-type="float" office:value="82.8125" calcext:value-type="float">
            <text:p>82.8125</text:p>
          </table:table-cell>
          <table:table-cell office:value-type="float" office:value="76.5625" calcext:value-type="float">
            <text:p>76.5625</text:p>
          </table:table-cell>
          <table:table-cell office:value-type="float" office:value="78.125" calcext:value-type="float">
            <text:p>78.125</text:p>
          </table:table-cell>
          <table:table-cell table:number-columns-repeated="2"/>
          <table:table-cell office:value-type="float" office:value="90.625" calcext:value-type="float">
            <text:p>90.625</text:p>
          </table:table-cell>
          <table:table-cell office:value-type="float" office:value="75" calcext:value-type="float">
            <text:p>75</text:p>
          </table:table-cell>
          <table:table-cell office:value-type="float" office:value="40.625" calcext:value-type="float">
            <text:p>40.625</text:p>
          </table:table-cell>
          <table:table-cell office:value-type="float" office:value="57.8125" calcext:value-type="float">
            <text:p>57.8125</text:p>
          </table:table-cell>
          <table:table-cell office:value-type="float" office:value="56.25" calcext:value-type="float">
            <text:p>56.25</text:p>
          </table:table-cell>
          <table:table-cell office:value-type="float" office:value="45.3125" calcext:value-type="float">
            <text:p>45.3125</text:p>
          </table:table-cell>
          <table:table-cell office:value-type="float" office:value="51.5625" calcext:value-type="float">
            <text:p>51.5625</text:p>
          </table:table-cell>
          <table:table-cell/>
        </table:table-row>
        <table:table-row table:style-name="ro1">
          <table:table-cell office:value-type="float" office:value="0.0206" calcext:value-type="float">
            <text:p>0.0206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98.4375" calcext:value-type="float">
            <text:p>98.437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92.1875" calcext:value-type="float">
            <text:p>92.1875</text:p>
          </table:table-cell>
          <table:table-cell office:value-type="float" office:value="75" calcext:value-type="float">
            <text:p>75</text:p>
          </table:table-cell>
          <table:table-cell office:value-type="float" office:value="68.75" calcext:value-type="float">
            <text:p>68.75</text:p>
          </table:table-cell>
          <table:table-cell office:value-type="float" office:value="65.625" calcext:value-type="float">
            <text:p>65.625</text:p>
          </table:table-cell>
          <table:table-cell office:value-type="float" office:value="54.6875" calcext:value-type="float">
            <text:p>54.6875</text:p>
          </table:table-cell>
          <table:table-cell/>
        </table:table-row>
        <table:table-row table:style-name="ro1">
          <table:table-cell office:value-type="float" office:value="0.0304" calcext:value-type="float">
            <text:p>0.0304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2"/>
          <table:table-cell table:number-columns-repeated="4" office:value-type="float" office:value="100" calcext:value-type="float">
            <text:p>100</text:p>
          </table:table-cell>
          <table:table-cell office:value-type="float" office:value="90.625" calcext:value-type="float">
            <text:p>90.625</text:p>
          </table:table-cell>
          <table:table-cell office:value-type="float" office:value="87.5" calcext:value-type="float">
            <text:p>87.5</text:p>
          </table:table-cell>
          <table:table-cell office:value-type="float" office:value="51.5625" calcext:value-type="float">
            <text:p>51.5625</text:p>
          </table:table-cell>
          <table:table-cell/>
        </table:table-row>
        <table:table-row table:style-name="ro1">
          <table:table-cell office:value-type="float" office:value="0.0402" calcext:value-type="float">
            <text:p>0.0402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2"/>
          <table:table-cell table:number-columns-repeated="5" office:value-type="float" office:value="100" calcext:value-type="float">
            <text:p>100</text:p>
          </table:table-cell>
          <table:table-cell table:number-columns-repeated="2" office:value-type="float" office:value="93.75" calcext:value-type="float">
            <text:p>93.75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7" office:value-type="float" office:value="100" calcext:value-type="float">
            <text:p>100</text:p>
          </table:table-cell>
          <table:table-cell table:style-name="ce3" table:formula="of:=AVERAGE([.B5:.H10])" office:value-type="float" office:value="89.8809523809524" calcext:value-type="float">
            <text:p>89.8809523809524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office:value-type="float" office:value="93.75" calcext:value-type="float">
            <text:p>93.75</text:p>
          </table:table-cell>
          <table:table-cell table:style-name="ce3" table:formula="of:=AVERAGE([.K5:.Q10])" office:value-type="float" office:value="79.7619047619048" calcext:value-type="float">
            <text:p>79.7619047619048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ISOLUM HOR vs. VER</text:p>
          </table:table-cell>
          <table:table-cell table:number-columns-repeated="1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56.25" calcext:value-type="float">
            <text:p>56.25</text:p>
          </table:table-cell>
          <table:table-cell office:value-type="float" office:value="70.3125" calcext:value-type="float">
            <text:p>70.3125</text:p>
          </table:table-cell>
          <table:table-cell office:value-type="float" office:value="43.75" calcext:value-type="float">
            <text:p>43.75</text:p>
          </table:table-cell>
          <table:table-cell office:value-type="float" office:value="42.1875" calcext:value-type="float">
            <text:p>42.1875</text:p>
          </table:table-cell>
          <table:table-cell office:value-type="float" office:value="53.125" calcext:value-type="float">
            <text:p>53.125</text:p>
          </table:table-cell>
          <table:table-cell office:value-type="float" office:value="37.5" calcext:value-type="float">
            <text:p>37.5</text:p>
          </table:table-cell>
          <table:table-cell office:value-type="float" office:value="45.3125" calcext:value-type="float">
            <text:p>45.3125</text:p>
          </table:table-cell>
          <table:table-cell table:number-columns-repeated="2"/>
          <table:table-cell office:value-type="float" office:value="59.375" calcext:value-type="float">
            <text:p>59.375</text:p>
          </table:table-cell>
          <table:table-cell office:value-type="float" office:value="45.3125" calcext:value-type="float">
            <text:p>45.3125</text:p>
          </table:table-cell>
          <table:table-cell office:value-type="float" office:value="46.875" calcext:value-type="float">
            <text:p>46.875</text:p>
          </table:table-cell>
          <table:table-cell table:number-columns-repeated="2" office:value-type="float" office:value="35.9375" calcext:value-type="float">
            <text:p>35.9375</text:p>
          </table:table-cell>
          <table:table-cell office:value-type="float" office:value="60.9375" calcext:value-type="float">
            <text:p>60.9375</text:p>
          </table:table-cell>
          <table:table-cell office:value-type="float" office:value="48.4375" calcext:value-type="float">
            <text:p>48.4375</text:p>
          </table:table-cell>
          <table:table-cell/>
        </table:table-row>
        <table:table-row table:style-name="ro1">
          <table:table-cell office:value-type="float" office:value="0.0108" calcext:value-type="float">
            <text:p>0.0108</text:p>
          </table:table-cell>
          <table:table-cell office:value-type="float" office:value="71.875" calcext:value-type="float">
            <text:p>71.875</text:p>
          </table:table-cell>
          <table:table-cell office:value-type="float" office:value="65.625" calcext:value-type="float">
            <text:p>65.625</text:p>
          </table:table-cell>
          <table:table-cell office:value-type="float" office:value="62.5" calcext:value-type="float">
            <text:p>62.5</text:p>
          </table:table-cell>
          <table:table-cell office:value-type="float" office:value="39.0625" calcext:value-type="float">
            <text:p>39.062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65.625" calcext:value-type="float">
            <text:p>65.625</text:p>
          </table:table-cell>
          <table:table-cell table:number-columns-repeated="2"/>
          <table:table-cell office:value-type="float" office:value="84.375" calcext:value-type="float">
            <text:p>84.375</text:p>
          </table:table-cell>
          <table:table-cell office:value-type="float" office:value="60.9375" calcext:value-type="float">
            <text:p>60.9375</text:p>
          </table:table-cell>
          <table:table-cell office:value-type="float" office:value="65.625" calcext:value-type="float">
            <text:p>65.625</text:p>
          </table:table-cell>
          <table:table-cell office:value-type="float" office:value="56.25" calcext:value-type="float">
            <text:p>56.25</text:p>
          </table:table-cell>
          <table:table-cell office:value-type="float" office:value="62.5" calcext:value-type="float">
            <text:p>62.5</text:p>
          </table:table-cell>
          <table:table-cell office:value-type="float" office:value="53.125" calcext:value-type="float">
            <text:p>53.125</text:p>
          </table:table-cell>
          <table:table-cell office:value-type="float" office:value="51.5625" calcext:value-type="float">
            <text:p>51.5625</text:p>
          </table:table-cell>
          <table:table-cell/>
        </table:table-row>
        <table:table-row table:style-name="ro1">
          <table:table-cell office:value-type="float" office:value="0.0206" calcext:value-type="float">
            <text:p>0.020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4375" calcext:value-type="float">
            <text:p>98.4375</text:p>
          </table:table-cell>
          <table:table-cell office:value-type="float" office:value="100" calcext:value-type="float">
            <text:p>100</text:p>
          </table:table-cell>
          <table:table-cell office:value-type="float" office:value="98.4375" calcext:value-type="float">
            <text:p>98.4375</text:p>
          </table:table-cell>
          <table:table-cell office:value-type="float" office:value="93.75" calcext:value-type="float">
            <text:p>93.75</text:p>
          </table:table-cell>
          <table:table-cell office:value-type="float" office:value="95.3125" calcext:value-type="float">
            <text:p>95.3125</text:p>
          </table:table-cell>
          <table:table-cell table:number-columns-repeated="2"/>
          <table:table-cell office:value-type="float" office:value="98.4375" calcext:value-type="float">
            <text:p>98.4375</text:p>
          </table:table-cell>
          <table:table-cell office:value-type="float" office:value="93.75" calcext:value-type="float">
            <text:p>93.75</text:p>
          </table:table-cell>
          <table:table-cell office:value-type="float" office:value="92.1875" calcext:value-type="float">
            <text:p>92.1875</text:p>
          </table:table-cell>
          <table:table-cell office:value-type="float" office:value="89.0625" calcext:value-type="float">
            <text:p>89.0625</text:p>
          </table:table-cell>
          <table:table-cell office:value-type="float" office:value="68.75" calcext:value-type="float">
            <text:p>68.75</text:p>
          </table:table-cell>
          <table:table-cell office:value-type="float" office:value="54.6875" calcext:value-type="float">
            <text:p>54.6875</text:p>
          </table:table-cell>
          <table:table-cell office:value-type="float" office:value="56.25" calcext:value-type="float">
            <text:p>56.25</text:p>
          </table:table-cell>
          <table:table-cell/>
        </table:table-row>
        <table:table-row table:style-name="ro1">
          <table:table-cell office:value-type="float" office:value="0.0304" calcext:value-type="float">
            <text:p>0.0304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95.3125" calcext:value-type="float">
            <text:p>95.3125</text:p>
          </table:table-cell>
          <table:table-cell office:value-type="float" office:value="82.8125" calcext:value-type="float">
            <text:p>82.8125</text:p>
          </table:table-cell>
          <table:table-cell office:value-type="float" office:value="57.8125" calcext:value-type="float">
            <text:p>57.8125</text:p>
          </table:table-cell>
          <table:table-cell/>
        </table:table-row>
        <table:table-row table:style-name="ro1">
          <table:table-cell office:value-type="float" office:value="0.0402" calcext:value-type="float">
            <text:p>0.0402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2"/>
          <table:table-cell table:number-columns-repeated="5" office:value-type="float" office:value="100" calcext:value-type="float">
            <text:p>100</text:p>
          </table:table-cell>
          <table:table-cell table:number-columns-repeated="2" office:value-type="float" office:value="95.3125" calcext:value-type="float">
            <text:p>95.3125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7" office:value-type="float" office:value="100" calcext:value-type="float">
            <text:p>100</text:p>
          </table:table-cell>
          <table:table-cell table:style-name="ce3" table:formula="of:=AVERAGE([.B13:.H18])" office:value-type="float" office:value="84.858630952381" calcext:value-type="float">
            <text:p>84.858630952381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office:value-type="float" office:value="93.75" calcext:value-type="float">
            <text:p>93.75</text:p>
          </table:table-cell>
          <table:table-cell table:style-name="ce3" table:formula="of:=AVERAGE([.K13:.Q18])" office:value-type="float" office:value="79.4270833333333" calcext:value-type="float">
            <text:p>79.427083333333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ISOCHROM vs. ISOLUM (Vertical)</text:p>
          </table:table-cell>
          <table:table-cell table:number-columns-repeated="1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59.375" calcext:value-type="float">
            <text:p>59.375</text:p>
          </table:table-cell>
          <table:table-cell office:value-type="float" office:value="46.875" calcext:value-type="float">
            <text:p>46.875</text:p>
          </table:table-cell>
          <table:table-cell office:value-type="float" office:value="62.5" calcext:value-type="float">
            <text:p>62.5</text:p>
          </table:table-cell>
          <table:table-cell office:value-type="float" office:value="46.875" calcext:value-type="float">
            <text:p>46.875</text:p>
          </table:table-cell>
          <table:table-cell office:value-type="float" office:value="48.4375" calcext:value-type="float">
            <text:p>48.4375</text:p>
          </table:table-cell>
          <table:table-cell office:value-type="float" office:value="50" calcext:value-type="float">
            <text:p>50</text:p>
          </table:table-cell>
          <table:table-cell office:value-type="float" office:value="59.375" calcext:value-type="float">
            <text:p>59.375</text:p>
          </table:table-cell>
          <table:table-cell table:number-columns-repeated="2"/>
          <table:table-cell office:value-type="float" office:value="64.0625" calcext:value-type="float">
            <text:p>64.0625</text:p>
          </table:table-cell>
          <table:table-cell office:value-type="float" office:value="67.1875" calcext:value-type="float">
            <text:p>67.187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4.6875" calcext:value-type="float">
            <text:p>54.6875</text:p>
          </table:table-cell>
          <table:table-cell office:value-type="float" office:value="42.1875" calcext:value-type="float">
            <text:p>42.1875</text:p>
          </table:table-cell>
          <table:table-cell/>
        </table:table-row>
        <table:table-row table:style-name="ro1">
          <table:table-cell office:value-type="float" office:value="0.0108" calcext:value-type="float">
            <text:p>0.0108</text:p>
          </table:table-cell>
          <table:table-cell office:value-type="float" office:value="98.4375" calcext:value-type="float">
            <text:p>98.4375</text:p>
          </table:table-cell>
          <table:table-cell office:value-type="float" office:value="100" calcext:value-type="float">
            <text:p>100</text:p>
          </table:table-cell>
          <table:table-cell office:value-type="float" office:value="48.4375" calcext:value-type="float">
            <text:p>48.4375</text:p>
          </table:table-cell>
          <table:table-cell office:value-type="float" office:value="51.5625" calcext:value-type="float">
            <text:p>51.5625</text:p>
          </table:table-cell>
          <table:table-cell office:value-type="float" office:value="78.125" calcext:value-type="float">
            <text:p>78.125</text:p>
          </table:table-cell>
          <table:table-cell office:value-type="float" office:value="90.625" calcext:value-type="float">
            <text:p>90.625</text:p>
          </table:table-cell>
          <table:table-cell office:value-type="float" office:value="82.8125" calcext:value-type="float">
            <text:p>82.8125</text:p>
          </table:table-cell>
          <table:table-cell table:number-columns-repeated="2"/>
          <table:table-cell office:value-type="float" office:value="43.75" calcext:value-type="float">
            <text:p>43.75</text:p>
          </table:table-cell>
          <table:table-cell office:value-type="float" office:value="92.1875" calcext:value-type="float">
            <text:p>92.1875</text:p>
          </table:table-cell>
          <table:table-cell office:value-type="float" office:value="90.625" calcext:value-type="float">
            <text:p>90.625</text:p>
          </table:table-cell>
          <table:table-cell office:value-type="float" office:value="42.1875" calcext:value-type="float">
            <text:p>42.1875</text:p>
          </table:table-cell>
          <table:table-cell table:number-columns-repeated="2" office:value-type="float" office:value="54.6875" calcext:value-type="float">
            <text:p>54.6875</text:p>
          </table:table-cell>
          <table:table-cell office:value-type="float" office:value="53.125" calcext:value-type="float">
            <text:p>53.125</text:p>
          </table:table-cell>
          <table:table-cell/>
        </table:table-row>
        <table:table-row table:style-name="ro1">
          <table:table-cell office:value-type="float" office:value="0.0206" calcext:value-type="float">
            <text:p>0.0206</text:p>
          </table:table-cell>
          <table:table-cell office:value-type="float" office:value="100" calcext:value-type="float">
            <text:p>100</text:p>
          </table:table-cell>
          <table:table-cell office:value-type="float" office:value="42.1875" calcext:value-type="float">
            <text:p>42.187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5.3125" calcext:value-type="float">
            <text:p>45.312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1.5625" calcext:value-type="float">
            <text:p>51.5625</text:p>
          </table:table-cell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office:value-type="float" office:value="95.3125" calcext:value-type="float">
            <text:p>95.3125</text:p>
          </table:table-cell>
          <table:table-cell office:value-type="float" office:value="92.1875" calcext:value-type="float">
            <text:p>92.1875</text:p>
          </table:table-cell>
          <table:table-cell office:value-type="float" office:value="53.125" calcext:value-type="float">
            <text:p>53.125</text:p>
          </table:table-cell>
          <table:table-cell/>
        </table:table-row>
        <table:table-row table:style-name="ro1">
          <table:table-cell office:value-type="float" office:value="0.0304" calcext:value-type="float">
            <text:p>0.0304</text:p>
          </table:table-cell>
          <table:table-cell office:value-type="float" office:value="100" calcext:value-type="float">
            <text:p>100</text:p>
          </table:table-cell>
          <table:table-cell office:value-type="float" office:value="65.625" calcext:value-type="float">
            <text:p>65.625</text:p>
          </table:table-cell>
          <table:table-cell office:value-type="float" office:value="60.9375" calcext:value-type="float">
            <text:p>60.9375</text:p>
          </table:table-cell>
          <table:table-cell office:value-type="float" office:value="100" calcext:value-type="float">
            <text:p>100</text:p>
          </table:table-cell>
          <table:table-cell office:value-type="float" office:value="51.5625" calcext:value-type="float">
            <text:p>51.5625</text:p>
          </table:table-cell>
          <table:table-cell office:value-type="float" office:value="46.875" calcext:value-type="float">
            <text:p>46.875</text:p>
          </table:table-cell>
          <table:table-cell office:value-type="float" office:value="53.125" calcext:value-type="float">
            <text:p>53.125</text:p>
          </table:table-cell>
          <table:table-cell table:number-columns-repeated="2"/>
          <table:table-cell office:value-type="float" office:value="51.5625" calcext:value-type="float">
            <text:p>51.5625</text:p>
          </table:table-cell>
          <table:table-cell office:value-type="float" office:value="46.875" calcext:value-type="float">
            <text:p>46.87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2.1875" calcext:value-type="float">
            <text:p>42.1875</text:p>
          </table:table-cell>
          <table:table-cell office:value-type="float" office:value="45.3125" calcext:value-type="float">
            <text:p>45.3125</text:p>
          </table:table-cell>
          <table:table-cell/>
        </table:table-row>
        <table:table-row table:style-name="ro1">
          <table:table-cell office:value-type="float" office:value="0.0402" calcext:value-type="float">
            <text:p>0.0402</text:p>
          </table:table-cell>
          <table:table-cell office:value-type="float" office:value="81.25" calcext:value-type="float">
            <text:p>81.25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68.75" calcext:value-type="float">
            <text:p>68.75</text:p>
          </table:table-cell>
          <table:table-cell table:number-columns-repeated="2"/>
          <table:table-cell office:value-type="float" office:value="79.6875" calcext:value-type="float">
            <text:p>79.6875</text:p>
          </table:table-cell>
          <table:table-cell office:value-type="float" office:value="56.25" calcext:value-type="float">
            <text:p>56.25</text:p>
          </table:table-cell>
          <table:table-cell office:value-type="float" office:value="100" calcext:value-type="float">
            <text:p>100</text:p>
          </table:table-cell>
          <table:table-cell office:value-type="float" office:value="51.5625" calcext:value-type="float">
            <text:p>51.5625</text:p>
          </table:table-cell>
          <table:table-cell table:number-columns-repeated="3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98.4375" calcext:value-type="float">
            <text:p>98.43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625" calcext:value-type="float">
            <text:p>90.625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3" table:formula="of:=AVERAGE([.B21:.H26])" office:value-type="float" office:value="79.2410714285714" calcext:value-type="float">
            <text:p>79.2410714285714</text:p>
          </table:table-cell>
          <table:table-cell/>
          <table:table-cell office:value-type="float" office:value="90.625" calcext:value-type="float">
            <text:p>90.625</text:p>
          </table:table-cell>
          <table:table-cell office:value-type="float" office:value="42.1875" calcext:value-type="float">
            <text:p>42.1875</text:p>
          </table:table-cell>
          <table:table-cell office:value-type="float" office:value="45.3125" calcext:value-type="float">
            <text:p>45.3125</text:p>
          </table:table-cell>
          <table:table-cell office:value-type="float" office:value="54.6875" calcext:value-type="float">
            <text:p>54.6875</text:p>
          </table:table-cell>
          <table:table-cell office:value-type="float" office:value="46.875" calcext:value-type="float">
            <text:p>46.875</text:p>
          </table:table-cell>
          <table:table-cell office:value-type="float" office:value="100" calcext:value-type="float">
            <text:p>100</text:p>
          </table:table-cell>
          <table:table-cell office:value-type="float" office:value="56.25" calcext:value-type="float">
            <text:p>56.25</text:p>
          </table:table-cell>
          <table:table-cell table:style-name="ce3" table:formula="of:=AVERAGE([.K21:.Q26])" office:value-type="float" office:value="67.2247023809524" calcext:value-type="float">
            <text:p>67.2247023809524</text:p>
          </table:table-cell>
        </table:table-row>
        <table:table-row table:style-name="ro1" table:number-rows-repeated="3"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L:M = 5:5</text:p>
          </table:table-cell>
          <table:table-cell table:style-name="ce1" office:value-type="string" calcext:value-type="string">
            <text:p>32 Instances, 10 Folds</text:p>
          </table:table-cell>
          <table:table-cell table:number-columns-repeated="16"/>
        </table:table-row>
        <table:table-row table:style-name="ro1">
          <table:table-cell table:style-name="Default"/>
          <table:table-cell table:style-name="ce1" office:value-type="string" calcext:value-type="string">
            <text:p>OPTICS: AO</text:p>
          </table:table-cell>
          <table:table-cell table:number-columns-repeated="16"/>
        </table:table-row>
        <table:table-row table:style-name="ro1">
          <table:table-cell table:style-name="Default"/>
          <table:table-cell table:style-name="ce1" office:value-type="string" calcext:value-type="string">
            <text:p>ISOCHROMATIC HOR vs. VE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trast\SF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.5" calcext:value-type="float">
            <text:p>27.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2.5" calcext:value-type="float">
            <text:p>42.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60" calcext:value-type="float">
            <text:p>60</text:p>
          </table:table-cell>
          <table:table-cell office:value-type="float" office:value="60.833333" calcext:value-type="float">
            <text:p>60.833333</text:p>
          </table:table-cell>
          <table:table-cell office:value-type="float" office:value="43.333333" calcext:value-type="float">
            <text:p>43.333333</text:p>
          </table:table-cell>
          <table:table-cell office:value-type="float" office:value="56.666667" calcext:value-type="float">
            <text:p>56.666667</text:p>
          </table:table-cell>
          <table:table-cell office:value-type="float" office:value="36.666667" calcext:value-type="float">
            <text:p>36.666667</text:p>
          </table:table-cell>
          <table:table-cell office:value-type="float" office:value="60" calcext:value-type="float">
            <text:p>60</text:p>
          </table:table-cell>
          <table:table-cell office:value-type="float" office:value="61.666667" calcext:value-type="float">
            <text:p>61.666667</text:p>
          </table:table-cell>
          <table:table-cell table:number-columns-repeated="10"/>
        </table:table-row>
        <table:table-row table:style-name="ro1">
          <table:table-cell office:value-type="float" office:value="0.015143" calcext:value-type="float">
            <text:p>0.015143</text:p>
          </table:table-cell>
          <table:table-cell office:value-type="float" office:value="86.666667" calcext:value-type="float">
            <text:p>86.666667</text:p>
          </table:table-cell>
          <table:table-cell office:value-type="float" office:value="93.333333" calcext:value-type="float">
            <text:p>93.333333</text:p>
          </table:table-cell>
          <table:table-cell office:value-type="float" office:value="79.166667" calcext:value-type="float">
            <text:p>79.166667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7.5" calcext:value-type="float">
            <text:p>67.5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0.029286" calcext:value-type="float">
            <text:p>0.02928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666667" calcext:value-type="float">
            <text:p>96.666667</text:p>
          </table:table-cell>
          <table:table-cell office:value-type="float" office:value="100" calcext:value-type="float">
            <text:p>100</text:p>
          </table:table-cell>
          <table:table-cell office:value-type="float" office:value="96.666667" calcext:value-type="float">
            <text:p>96.666667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0.043429" calcext:value-type="float">
            <text:p>0.043429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0.057571" calcext:value-type="float">
            <text:p>0.057571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0.071714" calcext:value-type="float">
            <text:p>0.071714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0.085857" calcext:value-type="float">
            <text:p>0.085857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7" office:value-type="float" office:value="100" calcext:value-type="float">
            <text:p>100</text:p>
          </table:table-cell>
          <table:table-cell table:style-name="ce3" table:formula="of:=AVERAGE([.B34:.H41])" office:value-type="float" office:value="90.3422619285714" calcext:value-type="float">
            <text:p>90.3422619285714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table:style-name="Default"/>
          <table:table-cell table:style-name="ce1" office:value-type="string" calcext:value-type="string">
            <text:p>ISOLUM HOR vs. VER</text:p>
          </table:table-cell>
          <table:table-cell table:number-columns-repeated="1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62.5" calcext:value-type="float">
            <text:p>62.5</text:p>
          </table:table-cell>
          <table:table-cell office:value-type="float" office:value="36.666667" calcext:value-type="float">
            <text:p>36.666667</text:p>
          </table:table-cell>
          <table:table-cell office:value-type="float" office:value="56.666667" calcext:value-type="float">
            <text:p>56.666667</text:p>
          </table:table-cell>
          <table:table-cell office:value-type="float" office:value="28.333333" calcext:value-type="float">
            <text:p>28.333333</text:p>
          </table:table-cell>
          <table:table-cell office:value-type="float" office:value="51.666667" calcext:value-type="float">
            <text:p>51.666667</text:p>
          </table:table-cell>
          <table:table-cell office:value-type="float" office:value="35" calcext:value-type="float">
            <text:p>35</text:p>
          </table:table-cell>
          <table:table-cell office:value-type="float" office:value="63.333333" calcext:value-type="float">
            <text:p>63.333333</text:p>
          </table:table-cell>
          <table:table-cell table:number-columns-repeated="10"/>
        </table:table-row>
        <table:table-row table:style-name="ro1">
          <table:table-cell office:value-type="float" office:value="0.015143" calcext:value-type="float">
            <text:p>0.015143</text:p>
          </table:table-cell>
          <table:table-cell office:value-type="float" office:value="90.833333" calcext:value-type="float">
            <text:p>90.833333</text:p>
          </table:table-cell>
          <table:table-cell office:value-type="float" office:value="79.166667" calcext:value-type="float">
            <text:p>79.166667</text:p>
          </table:table-cell>
          <table:table-cell office:value-type="float" office:value="81.666667" calcext:value-type="float">
            <text:p>81.666667</text:p>
          </table:table-cell>
          <table:table-cell office:value-type="float" office:value="32.5" calcext:value-type="float">
            <text:p>32.5</text:p>
          </table:table-cell>
          <table:table-cell office:value-type="float" office:value="61.666667" calcext:value-type="float">
            <text:p>61.666667</text:p>
          </table:table-cell>
          <table:table-cell office:value-type="float" office:value="56.666667" calcext:value-type="float">
            <text:p>56.666667</text:p>
          </table:table-cell>
          <table:table-cell office:value-type="float" office:value="71.666667" calcext:value-type="float">
            <text:p>71.666667</text:p>
          </table:table-cell>
          <table:table-cell table:number-columns-repeated="10"/>
        </table:table-row>
        <table:table-row table:style-name="ro1">
          <table:table-cell office:value-type="float" office:value="0.029286" calcext:value-type="float">
            <text:p>0.029286</text:p>
          </table:table-cell>
          <table:table-cell office:value-type="float" office:value="100" calcext:value-type="float">
            <text:p>100</text:p>
          </table:table-cell>
          <table:table-cell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  <table:table-cell office:value-type="float" office:value="96.666667" calcext:value-type="float">
            <text:p>96.666667</text:p>
          </table:table-cell>
          <table:table-cell office:value-type="float" office:value="95" calcext:value-type="float">
            <text:p>95</text:p>
          </table:table-cell>
          <table:table-cell office:value-type="float" office:value="90.833333" calcext:value-type="float">
            <text:p>90.833333</text:p>
          </table:table-cell>
          <table:table-cell office:value-type="float" office:value="93.333333" calcext:value-type="float">
            <text:p>93.333333</text:p>
          </table:table-cell>
          <table:table-cell table:number-columns-repeated="10"/>
        </table:table-row>
        <table:table-row table:style-name="ro1">
          <table:table-cell office:value-type="float" office:value="0.043429" calcext:value-type="float">
            <text:p>0.043429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96.666667" calcext:value-type="float">
            <text:p>96.666667</text:p>
          </table:table-cell>
          <table:table-cell table:number-columns-repeated="10"/>
        </table:table-row>
        <table:table-row table:style-name="ro1">
          <table:table-cell office:value-type="float" office:value="0.057571" calcext:value-type="float">
            <text:p>0.057571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0.071714" calcext:value-type="float">
            <text:p>0.071714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0.085857" calcext:value-type="float">
            <text:p>0.085857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7" office:value-type="float" office:value="100" calcext:value-type="float">
            <text:p>100</text:p>
          </table:table-cell>
          <table:table-cell table:style-name="ce3" table:formula="of:=AVERAGE([.B44:.H51])" office:value-type="float" office:value="88.8988095535714" calcext:value-type="float">
            <text:p>88.8988095535714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table:style-name="Default"/>
          <table:table-cell table:style-name="ce1" office:value-type="string" calcext:value-type="string">
            <text:p>ISOCHROM vs. ISOLUM (Vertical)</text:p>
          </table:table-cell>
          <table:table-cell table:number-columns-repeated="1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47.5" calcext:value-type="float">
            <text:p>47.5</text:p>
          </table:table-cell>
          <table:table-cell office:value-type="float" office:value="52.5" calcext:value-type="float">
            <text:p>52.5</text:p>
          </table:table-cell>
          <table:table-cell office:value-type="float" office:value="45" calcext:value-type="float">
            <text:p>45</text:p>
          </table:table-cell>
          <table:table-cell office:value-type="float" office:value="36.666667" calcext:value-type="float">
            <text:p>36.666667</text:p>
          </table:table-cell>
          <table:table-cell office:value-type="float" office:value="71.666667" calcext:value-type="float">
            <text:p>71.666667</text:p>
          </table:table-cell>
          <table:table-cell office:value-type="float" office:value="38.333333" calcext:value-type="float">
            <text:p>38.333333</text:p>
          </table:table-cell>
          <table:table-cell office:value-type="float" office:value="48.333333" calcext:value-type="float">
            <text:p>48.333333</text:p>
          </table:table-cell>
          <table:table-cell table:number-columns-repeated="10"/>
        </table:table-row>
        <table:table-row table:style-name="ro1">
          <table:table-cell office:value-type="float" office:value="0.015143" calcext:value-type="float">
            <text:p>0.015143</text:p>
          </table:table-cell>
          <table:table-cell office:value-type="float" office:value="37.5" calcext:value-type="float">
            <text:p>37.5</text:p>
          </table:table-cell>
          <table:table-cell office:value-type="float" office:value="45.833333" calcext:value-type="float">
            <text:p>45.833333</text:p>
          </table:table-cell>
          <table:table-cell office:value-type="float" office:value="53.333333" calcext:value-type="float">
            <text:p>53.333333</text:p>
          </table:table-cell>
          <table:table-cell office:value-type="float" office:value="40.833333" calcext:value-type="float">
            <text:p>40.833333</text:p>
          </table:table-cell>
          <table:table-cell office:value-type="float" office:value="38.333333" calcext:value-type="float">
            <text:p>38.333333</text:p>
          </table:table-cell>
          <table:table-cell office:value-type="float" office:value="49.166667" calcext:value-type="float">
            <text:p>49.166667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0.029286" calcext:value-type="float">
            <text:p>0.029286</text:p>
          </table:table-cell>
          <table:table-cell office:value-type="float" office:value="50.833333" calcext:value-type="float">
            <text:p>50.833333</text:p>
          </table:table-cell>
          <table:table-cell table:number-columns-repeated="6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0.043429" calcext:value-type="float">
            <text:p>0.0434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833333" calcext:value-type="float">
            <text:p>70.83333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0.057571" calcext:value-type="float">
            <text:p>0.057571</text:p>
          </table:table-cell>
          <table:table-cell office:value-type="float" office:value="100" calcext:value-type="float">
            <text:p>100</text:p>
          </table:table-cell>
          <table:table-cell office:value-type="float" office:value="94.166667" calcext:value-type="float">
            <text:p>94.166667</text:p>
          </table:table-cell>
          <table:table-cell office:value-type="float" office:value="75.833333" calcext:value-type="float">
            <text:p>75.833333</text:p>
          </table:table-cell>
          <table:table-cell office:value-type="float" office:value="51.666667" calcext:value-type="float">
            <text:p>51.66666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0.071714" calcext:value-type="float">
            <text:p>0.0717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0.833333" calcext:value-type="float">
            <text:p>70.833333</text:p>
          </table:table-cell>
          <table:table-cell office:value-type="float" office:value="80" calcext:value-type="float">
            <text:p>80</text:p>
          </table:table-cell>
          <table:table-cell office:value-type="float" office:value="80.833333" calcext:value-type="float">
            <text:p>80.833333</text:p>
          </table:table-cell>
          <table:table-cell table:number-columns-repeated="10"/>
        </table:table-row>
        <table:table-row table:style-name="ro1">
          <table:table-cell office:value-type="float" office:value="0.085857" calcext:value-type="float">
            <text:p>0.085857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0.833333" calcext:value-type="float">
            <text:p>90.833333</text:p>
          </table:table-cell>
          <table:table-cell office:value-type="float" office:value="60.833333" calcext:value-type="float">
            <text:p>60.833333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style-name="ce3" table:formula="of:=AVERAGE([.B54:.H61])" office:value-type="float" office:value="81.4583332857143" calcext:value-type="float">
            <text:p>81.4583332857143</text:p>
          </table:table-cell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14:27:19.467356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5:45:13.911251324</meta:creation-date>
    <dc:date>2019-10-25T15:06:29.974395059</dc:date>
    <meta:editing-duration>PT28M17S</meta:editing-duration>
    <meta:editing-cycles>4</meta:editing-cycles>
    <meta:generator>LibreOffice/6.2.7.1$Linux_X86_64 LibreOffice_project/20$Build-1</meta:generator>
    <meta:document-statistic meta:table-count="2" meta:cell-count="506" meta:object-count="0"/>
  </office:meta>
</office:document-meta>
</file>